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5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57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Безенчукский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number-columns-repeated="1015" table:default-cell-style-name="ce4"/>
        <table:table-column table:style-name="co6" table:number-columns-repeated="15364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2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015" table:style-name="ce4"/>
          <table:table-cell table:number-columns-repeated="15364"/>
        </table:table-row>
        <table:table-row table:style-name="ro2">
          <table:table-cell office:value-type="string" table:style-name="ce5">
            <text:p>пгт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рупско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Гогол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Юбилей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очт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еталлург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Студенческ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Энергет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арла Маркс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Загород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ефтян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ракто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ап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Абрикос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Гара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пор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фице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ушк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Автомобилист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Рябин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Разина Степа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угач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ольни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Футболист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бщежитие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ермонт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Чапа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Солнечн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уг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елекционер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узнец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едр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евер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ольшая Артиллерий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Демократиче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лен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омсомол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Шевченк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Фрунзе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еверо-Западная промзо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ра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сточная промзо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имиряз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ефтя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еталлист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Горь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гис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овостеп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ев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ромышленности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Фрунзе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Звезд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ехниче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Зеле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ичур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город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Газов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Автостроителе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ишн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еон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ршала Жук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ама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ктябр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Базарн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ролета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олодух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оллек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пециалист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Чкал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овет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лая Гара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Артиллерий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дозабо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Раздо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абе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енист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Гагар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уговц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6">
            <text:p>ул. 8 Март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ольшая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Железно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арь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лая Гара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уйбыш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докан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роезж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руб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алин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ерешково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Рабоч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омонос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основ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райня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абушк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тандарт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Тупик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Придорожн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Угл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брывист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ионе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ысоц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Шко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ковк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аштан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Троицк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Пионерск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олодогвардей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Линей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скресе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Цве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ир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6">
            <text:p>ул. 50 лет Победы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Есен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ил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екрас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ксима Горь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Дальня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Дмитриев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Ю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сипенк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Рото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о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елиоратор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иноград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пер. Маяковс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Степ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с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Ягод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Мамист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вра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езымян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оля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Парк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Вокз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езенчук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Н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Оренбург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варт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ДОС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Быковс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гт. Безенчук</text:p>
          </table:table-cell>
          <table:table-cell office:value-type="string" table:style-name="ce5">
            <text:p>ул. Кольц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.Новооренбургский<text:s/></text:p>
          </table:table-cell>
          <table:table-cell office:value-type="string" table:style-name="ce6">
            <text:p>ул. Оренбург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. Новооренбургский</text:p>
          </table:table-cell>
          <table:table-cell office:value-type="string" table:style-name="ce6">
            <text:p>ул. Ю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п. Сосновка<text:s/></text:p>
          </table:table-cell>
          <table:table-cell table:style-name="ce6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ж/д_рзд Восток</text:p>
          </table:table-cell>
          <table:table-cell table:style-name="ce6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Безенчук</text:p>
          </table:table-cell>
          <table:table-cell office:value-type="string" table:style-name="ce5">
            <text:p>д. Дмитриевка</text:p>
          </table:table-cell>
          <table:table-cell office:value-type="string" table:style-name="ce7">
            <text:p>ул. Гражда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База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Береговая 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Берез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Вос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Дорож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абачк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алин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аштан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лары Цеткин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левер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лен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лубнич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омсомол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оопера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райня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Куйбыш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Лавр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Лен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Лес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Лип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Льва Толст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Маковый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Маяковс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Миндаль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Нефтян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Облепих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Ольх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Осин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Почт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Пушк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Рабоч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Раздель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Рябинов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овхоз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пециалист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портивная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теп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Строите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Тельма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Тополи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Тупиковый <text:s/>(дачный массив)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Украи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гт. Осинки<text:s/></text:p>
          </table:table-cell>
          <table:table-cell office:value-type="string" table:style-name="ce5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6">
            <text:p>ул. Дружбы Народ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6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6">
            <text:p>ул. Тополи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с. Преображенка<text:s/></text:p>
          </table:table-cell>
          <table:table-cell office:value-type="string" table:style-name="ce6">
            <text:p>ул. Украи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. Привольный</text:p>
          </table:table-cell>
          <table:table-cell office:value-type="string" table:style-name="ce6">
            <text:p>ул. Нефтян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п. Привольный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ГП Осинки</text:p>
          </table:table-cell>
          <table:table-cell office:value-type="string" table:style-name="ce5">
            <text:p>ж/д_рзд Разинский</text:p>
          </table:table-cell>
          <table:table-cell office:value-type="string" table:style-name="ce6">
            <text:p>ул. Железнодорожник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Вокз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Р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с.Васильевка<text:s/></text:p>
          </table:table-cell>
          <table:table-cell office:value-type="string" table:style-name="ce6">
            <text:p>ул. Шко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ж/д_рзд Башкирский</text:p>
          </table:table-cell>
          <table:table-cell table:style-name="ce6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Васильевка</text:p>
          </table:table-cell>
          <table:table-cell office:value-type="string" table:style-name="ce5">
            <text:p>ж/д_рзд Майтуга</text:p>
          </table:table-cell>
          <table:table-cell table:style-name="ce6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Берег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пер. Комсомольск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Крестья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Лен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Мельни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Мыс Каменк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пер. Пионерск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Рабоч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Совет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Фабри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Фрунзе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Екатериновка</text:p>
          </table:table-cell>
          <table:table-cell office:value-type="string" table:style-name="ce6">
            <text:p>ул. Чапаев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Гагар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Да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Рабоч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Степ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Александровка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ерхнепечерское</text:p>
          </table:table-cell>
          <table:table-cell office:value-type="string" table:style-name="ce6">
            <text:p>ул. Мир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Коллек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Коопера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Куйбыш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М.Горького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Пло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Просто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Р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Ст.Раз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. Владимировка с</text:p>
          </table:table-cell>
          <table:table-cell office:value-type="string" table:style-name="ce6">
            <text:p>ул. Чапа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мкр Васильевский<text:s/>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Зеленый Клин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Ме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пер. Молодежн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Орех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При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Рабоч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с Кануевка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кордон Власова Грива<text:s/></text:p>
          </table:table-cell>
          <table:table-cell table:style-name="ce6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Волж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Крайня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пер. Лилов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Лук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пер. Морковн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Персик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пер. Пионовы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Приб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Сквоз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Слив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Солн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д. Григорьевка<text:s/></text:p>
          </table:table-cell>
          <table:table-cell office:value-type="string" table:style-name="ce6">
            <text:p>ул. Цве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п. Золотовский</text:p>
          </table:table-cell>
          <table:table-cell office:value-type="string" table:style-name="ce6">
            <text:p>-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Екатериновка</text:p>
          </table:table-cell>
          <table:table-cell office:value-type="string" table:style-name="ce5">
            <text:p>п. Плодосовхоз<text:s/></text:p>
          </table:table-cell>
          <table:table-cell office:value-type="string" table:style-name="ce6">
            <text:p>ул. Оз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Гагар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Да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Железно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За валом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Кир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Комар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Коопера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Мелиоратор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Первомай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Пионе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Победы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Сев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Совет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Спортив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п. Звезда<text:s/></text:p>
          </table:table-cell>
          <table:table-cell office:value-type="string" table:style-name="ce6">
            <text:p>ул. Юбилей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Косыри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Мир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Оз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Производствен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Р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Покровка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д. Сретенка<text:s/></text:p>
          </table:table-cell>
          <table:table-cell office:value-type="string" table:style-name="ce6">
            <text:p>ул. 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д. Сретенка</text:p>
          </table:table-cell>
          <table:table-cell office:value-type="string" table:style-name="ce6">
            <text:p>ул. Р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Гагар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Дальня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Купин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Овра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Купино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Зеленая Лук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Комсомол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Пролета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Сад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Самово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Совет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Никольское<text:s/></text:p>
          </table:table-cell>
          <table:table-cell office:value-type="string" table:style-name="ce6">
            <text:p>ул. Шоссей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Толстовка<text:s/></text:p>
          </table:table-cell>
          <table:table-cell office:value-type="string" table:style-name="ce6">
            <text:p>ул. Набер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Толстовка<text:s/></text:p>
          </table:table-cell>
          <table:table-cell office:value-type="string" table:style-name="ce6">
            <text:p>ул. Поле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с. Толстовка<text:s/></text:p>
          </table:table-cell>
          <table:table-cell office:value-type="string" table:style-name="ce6">
            <text:p>ул. Степ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д. Новокиевка<text:s/></text:p>
          </table:table-cell>
          <table:table-cell office:value-type="string" table:style-name="ce6">
            <text:p>ул. Доро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Звезда</text:p>
          </table:table-cell>
          <table:table-cell office:value-type="string" table:style-name="ce5">
            <text:p>д. Новокиевка<text:s/></text:p>
          </table:table-cell>
          <table:table-cell office:value-type="string" table:style-name="ce6">
            <text:p>ул. Ре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Берег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Везув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Луг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Майту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Мамисто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Николаев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Нов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Приоз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Сев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Сел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атальино<text:s/></text:p>
          </table:table-cell>
          <table:table-cell office:value-type="string" table:style-name="ce6">
            <text:p>ул. Шко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Калиновка<text:s/></text:p>
          </table:table-cell>
          <table:table-cell office:value-type="string" table:style-name="ce6">
            <text:p>-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ижнеоброчено<text:s/></text:p>
          </table:table-cell>
          <table:table-cell office:value-type="string" table:style-name="ce6">
            <text:p>-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овонатальино<text:s/></text:p>
          </table:table-cell>
          <table:table-cell office:value-type="string" table:style-name="ce6">
            <text:p>ул. Везувий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Новонатальино<text:s/></text:p>
          </table:table-cell>
          <table:table-cell office:value-type="string" table:style-name="ce6">
            <text:p>ул. Сель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Потуловка<text:s/></text:p>
          </table:table-cell>
          <table:table-cell office:value-type="string" table:style-name="ce6">
            <text:p>ул. Майту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Потуловка<text:s/></text:p>
          </table:table-cell>
          <table:table-cell office:value-type="string" table:style-name="ce6">
            <text:p>ул. Север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Натальино</text:p>
          </table:table-cell>
          <table:table-cell office:value-type="string" table:style-name="ce5">
            <text:p>с. Потуловка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Иоганесфельд<text:s/></text:p>
          </table:table-cell>
          <table:table-cell office:value-type="string" table:style-name="ce6">
            <text:p>пер. Гаан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Иоганесфельд<text:s/>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Иоганесфельд<text:s/></text:p>
          </table:table-cell>
          <table:table-cell office:value-type="string" table:style-name="ce6">
            <text:p>ул. Централь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Макарьевка<text:s/></text:p>
          </table:table-cell>
          <table:table-cell office:value-type="string" table:style-name="ce6">
            <text:p>ул. Мир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Макарьевка<text:s/></text:p>
          </table:table-cell>
          <table:table-cell office:value-type="string" table:style-name="ce6">
            <text:p>ул. Фермер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Восточ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Запорожск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Ленин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Мелиораторов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Мира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Молодежная</text:p>
          </table:table-cell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адовая</text:p>
          </table:table-cell>
          <table:table-cell table:number-columns-repeated="1015" table:style-name="ce4"/>
          <table:table-cell table:number-columns-repeated="15364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еверная</text:p>
          </table:table-cell>
          <table:table-cell table:number-columns-repeated="1015" table:style-name="ce4"/>
          <table:table-cell table:number-columns-repeated="15364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оветская</text:p>
          </table:table-cell>
          <table:table-cell table:number-columns-repeated="1015" table:style-name="ce4"/>
          <table:table-cell table:number-columns-repeated="15364"/>
        </table:table-row>
        <table:table-row table:style-name="ro2">
          <table:table-cell office:value-type="float" office:value="352" table:style-name="ce5">
            <text:p>35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353" table:style-name="ce5">
            <text:p>35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354" table:style-name="ce5">
            <text:p>35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Строительная</text:p>
          </table:table-cell>
          <table:table-cell table:number-columns-repeated="16379"/>
        </table:table-row>
        <table:table-row table:style-name="ro2">
          <table:table-cell office:value-type="float" office:value="355" table:style-name="ce5">
            <text:p>35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Физкультурная</text:p>
          </table:table-cell>
          <table:table-cell table:number-columns-repeated="16379"/>
        </table:table-row>
        <table:table-row table:style-name="ro2">
          <table:table-cell office:value-type="float" office:value="356" table:style-name="ce5">
            <text:p>35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357" table:style-name="ce5">
            <text:p>35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Ольгино</text:p>
          </table:table-cell>
          <table:table-cell office:value-type="string" table:style-name="ce5">
            <text:p>с. Ольгино<text:s/></text:p>
          </table:table-cell>
          <table:table-cell office:value-type="string" table:style-name="ce6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358" table:style-name="ce5">
            <text:p>35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Мира</text:p>
          </table:table-cell>
          <table:table-cell table:number-columns-repeated="16379"/>
        </table:table-row>
        <table:table-row table:style-name="ro2">
          <table:table-cell office:value-type="float" office:value="359" table:style-name="ce5">
            <text:p>35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пер. Озерный</text:p>
          </table:table-cell>
          <table:table-cell table:number-columns-repeated="16379"/>
        </table:table-row>
        <table:table-row table:style-name="ro2">
          <table:table-cell office:value-type="float" office:value="360" table:style-name="ce5">
            <text:p>36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361" table:style-name="ce5">
            <text:p>36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362" table:style-name="ce5">
            <text:p>36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Средняя</text:p>
          </table:table-cell>
          <table:table-cell table:number-columns-repeated="16379"/>
        </table:table-row>
        <table:table-row table:style-name="ro2">
          <table:table-cell office:value-type="float" office:value="363" table:style-name="ce5">
            <text:p>36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364" table:style-name="ce5">
            <text:p>36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Фасадная</text:p>
          </table:table-cell>
          <table:table-cell table:number-columns-repeated="16379"/>
        </table:table-row>
        <table:table-row table:style-name="ro2">
          <table:table-cell office:value-type="float" office:value="365" table:style-name="ce5">
            <text:p>36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66" table:style-name="ce5">
            <text:p>36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с. Переволоки<text:s/></text:p>
          </table:table-cell>
          <table:table-cell office:value-type="string" table:style-name="ce6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367" table:style-name="ce5">
            <text:p>36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п. Дружба<text:s/></text:p>
          </table:table-cell>
          <table:table-cell office:value-type="string" table:style-name="ce6">
            <text:p>ул. Нефтяников</text:p>
          </table:table-cell>
          <table:table-cell table:number-columns-repeated="16379"/>
        </table:table-row>
        <table:table-row table:style-name="ro2">
          <table:table-cell office:value-type="float" office:value="368" table:style-name="ce5">
            <text:p>36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п. Заволжский<text:s/></text:p>
          </table:table-cell>
          <table:table-cell office:value-type="string" table:style-name="ce6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369" table:style-name="ce5">
            <text:p>36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п. Заволжский<text:s/></text:p>
          </table:table-cell>
          <table:table-cell office:value-type="string" table:style-name="ce6">
            <text:p>ул. Хутор</text:p>
          </table:table-cell>
          <table:table-cell table:number-columns-repeated="16379"/>
        </table:table-row>
        <table:table-row table:style-name="ro2">
          <table:table-cell office:value-type="float" office:value="370" table:style-name="ce5">
            <text:p>37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п. Заволжский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71" table:style-name="ce5">
            <text:p>37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д. Красноселки<text:s/></text:p>
          </table:table-cell>
          <table:table-cell office:value-type="string" table:style-name="ce6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372" table:style-name="ce5">
            <text:p>37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револоки</text:p>
          </table:table-cell>
          <table:table-cell office:value-type="string" table:style-name="ce5">
            <text:p>д. Красноселки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73" table:style-name="ce5">
            <text:p>37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5">
            <text:p>с. Новомихайловка<text:s/></text:p>
          </table:table-cell>
          <table:table-cell office:value-type="string" table:style-name="ce6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374" table:style-name="ce5">
            <text:p>37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5">
            <text:p>с. Новомихайловка<text:s/></text:p>
          </table:table-cell>
          <table:table-cell office:value-type="string" table:style-name="ce5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75" table:style-name="ce5">
            <text:p>37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5">
            <text:p>с. Новомихайловка<text:s/></text:p>
          </table:table-cell>
          <table:table-cell office:value-type="string" table:style-name="ce5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376" table:style-name="ce5">
            <text:p>37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5">
            <text:p>с. Новомихайловка<text:s/></text:p>
          </table:table-cell>
          <table:table-cell office:value-type="string" table:style-name="ce6">
            <text:p>ул. Фасадная</text:p>
          </table:table-cell>
          <table:table-cell table:number-columns-repeated="16379"/>
        </table:table-row>
        <table:table-row table:style-name="ro2">
          <table:table-cell office:value-type="float" office:value="377" table:style-name="ce5">
            <text:p>37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5">
            <text:p>с. Новомихайловка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78" table:style-name="ce5">
            <text:p>37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379" table:style-name="ce5">
            <text:p>37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380" table:style-name="ce5">
            <text:p>38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Западная</text:p>
          </table:table-cell>
          <table:table-cell table:number-columns-repeated="16379"/>
        </table:table-row>
        <table:table-row table:style-name="ro2">
          <table:table-cell office:value-type="float" office:value="381" table:style-name="ce5">
            <text:p>38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Мелиораторов</text:p>
          </table:table-cell>
          <table:table-cell table:number-columns-repeated="16379"/>
        </table:table-row>
        <table:table-row table:style-name="ro2">
          <table:table-cell office:value-type="float" office:value="382" table:style-name="ce5">
            <text:p>38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83" table:style-name="ce5">
            <text:p>38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384" table:style-name="ce5">
            <text:p>38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385" table:style-name="ce5">
            <text:p>38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386" table:style-name="ce5">
            <text:p>38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87" table:style-name="ce5">
            <text:p>38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с. Песочное<text:s/></text:p>
          </table:table-cell>
          <table:table-cell office:value-type="string" table:style-name="ce6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388" table:style-name="ce5">
            <text:p>38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есочное</text:p>
          </table:table-cell>
          <table:table-cell office:value-type="string" table:style-name="ce6">
            <text:p>ж/д_ст Широкополье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 office:value-type="float" office:value="389" table:style-name="ce5">
            <text:p>38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с. Преполовенка<text:s/></text:p>
          </table:table-cell>
          <table:table-cell office:value-type="string" table:style-name="ce6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390" table:style-name="ce5">
            <text:p>39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с. Преполовенка<text:s/></text:p>
          </table:table-cell>
          <table:table-cell office:value-type="string" table:style-name="ce6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391" table:style-name="ce5">
            <text:p>39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с. Преполовенка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92" table:style-name="ce5">
            <text:p>39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с. Преполовенка<text:s/></text:p>
          </table:table-cell>
          <table:table-cell office:value-type="string" table:style-name="ce6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393" table:style-name="ce5">
            <text:p>39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 _будка 1004 км<text:s/></text:p>
          </table:table-cell>
          <table:table-cell office:value-type="string" table:style-name="ce6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394" table:style-name="ce5">
            <text:p>39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_ст Мыльная<text:s/></text:p>
          </table:table-cell>
          <table:table-cell office:value-type="string" table:style-name="ce6">
            <text:p>ул. Вокзальная</text:p>
          </table:table-cell>
          <table:table-cell table:number-columns-repeated="16379"/>
        </table:table-row>
        <table:table-row table:style-name="ro2">
          <table:table-cell office:value-type="float" office:value="395" table:style-name="ce5">
            <text:p>39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_ст Мыльная<text:s/></text:p>
          </table:table-cell>
          <table:table-cell office:value-type="string" table:style-name="ce6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396" table:style-name="ce5">
            <text:p>39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_ст Мыльная<text:s/></text:p>
          </table:table-cell>
          <table:table-cell office:value-type="string" table:style-name="ce6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397" table:style-name="ce5">
            <text:p>39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_ст Мыльная<text:s/></text:p>
          </table:table-cell>
          <table:table-cell office:value-type="string" table:style-name="ce6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98" table:style-name="ce5">
            <text:p>39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ж/д_ст Мыльная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99" table:style-name="ce5">
            <text:p>39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еполовенка</text:p>
          </table:table-cell>
          <table:table-cell office:value-type="string" table:style-name="ce5">
            <text:p>п. Экономия<text:s/></text:p>
          </table:table-cell>
          <table:table-cell office:value-type="string" table:style-name="ce6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Административная</text:p>
          </table:table-cell>
          <table:table-cell table:number-columns-repeated="16379"/>
        </table:table-row>
        <table:table-row table:style-name="ro2">
          <table:table-cell office:value-type="float" office:value="401" table:style-name="ce5">
            <text:p>40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Вишневая</text:p>
          </table:table-cell>
          <table:table-cell table:number-columns-repeated="16379"/>
        </table:table-row>
        <table:table-row table:style-name="ro2">
          <table:table-cell office:value-type="float" office:value="402" table:style-name="ce5">
            <text:p>40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Гаражная</text:p>
          </table:table-cell>
          <table:table-cell table:number-columns-repeated="16379"/>
        </table:table-row>
        <table:table-row table:style-name="ro2">
          <table:table-cell office:value-type="float" office:value="403" table:style-name="ce5">
            <text:p>40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Нефтяников</text:p>
          </table:table-cell>
          <table:table-cell table:number-columns-repeated="16379"/>
        </table:table-row>
        <table:table-row table:style-name="ro2">
          <table:table-cell office:value-type="float" office:value="404" table:style-name="ce5">
            <text:p>40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405" table:style-name="ce5">
            <text:p>40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Победы</text:p>
          </table:table-cell>
          <table:table-cell table:number-columns-repeated="16379"/>
        </table:table-row>
        <table:table-row table:style-name="ro2">
          <table:table-cell office:value-type="float" office:value="406" table:style-name="ce5">
            <text:p>40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Раздольная</text:p>
          </table:table-cell>
          <table:table-cell table:number-columns-repeated="16379"/>
        </table:table-row>
        <table:table-row table:style-name="ro2">
          <table:table-cell office:value-type="float" office:value="407" table:style-name="ce5">
            <text:p>40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408" table:style-name="ce5">
            <text:p>40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409" table:style-name="ce5">
            <text:p>409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Цветочная</text:p>
          </table:table-cell>
          <table:table-cell table:number-columns-repeated="16379"/>
        </table:table-row>
        <table:table-row table:style-name="ro2">
          <table:table-cell office:value-type="float" office:value="410" table:style-name="ce5">
            <text:p>410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411" table:style-name="ce5">
            <text:p>411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рибой<text:s/></text:p>
          </table:table-cell>
          <table:table-cell office:value-type="string" table:style-name="ce6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412" table:style-name="ce5">
            <text:p>412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Залесье<text:s/>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 office:value-type="float" office:value="413" table:style-name="ce5">
            <text:p>413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Победа<text:s/>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 office:value-type="float" office:value="414" table:style-name="ce5">
            <text:p>414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Рузановский<text:s/></text:p>
          </table:table-cell>
          <table:table-cell office:value-type="string" table:style-name="ce6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415" table:style-name="ce5">
            <text:p>415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Рузановский<text:s/></text:p>
          </table:table-cell>
          <table:table-cell office:value-type="string" table:style-name="ce6">
            <text:p>ул. Рузанова</text:p>
          </table:table-cell>
          <table:table-cell table:number-columns-repeated="16379"/>
        </table:table-row>
        <table:table-row table:style-name="ro2">
          <table:table-cell office:value-type="float" office:value="416" table:style-name="ce5">
            <text:p>416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п. Рузановский<text:s/></text:p>
          </table:table-cell>
          <table:table-cell office:value-type="string" table:style-name="ce6">
            <text:p>ул. Широкая</text:p>
          </table:table-cell>
          <table:table-cell table:number-columns-repeated="16379"/>
        </table:table-row>
        <table:table-row table:style-name="ro2">
          <table:table-cell office:value-type="float" office:value="417" table:style-name="ce5">
            <text:p>417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с. Троицкое<text:s/></text:p>
          </table:table-cell>
          <table:table-cell office:value-type="string" table:style-name="ce6">
            <text:p>ул. Вокзальная</text:p>
          </table:table-cell>
          <table:table-cell table:number-columns-repeated="16379"/>
        </table:table-row>
        <table:table-row table:style-name="ro2">
          <table:table-cell office:value-type="float" office:value="418" table:style-name="ce5">
            <text:p>418</text:p>
          </table:table-cell>
          <table:table-cell office:value-type="string" table:style-name="ce5">
            <text:p>Безенчукский</text:p>
          </table:table-cell>
          <table:table-cell office:value-type="string" table:style-name="ce5">
            <text:p>СП Прибой</text:p>
          </table:table-cell>
          <table:table-cell office:value-type="string" table:style-name="ce5">
            <text:p>с. Троицкое<text:s/></text:p>
          </table:table-cell>
          <table:table-cell office:value-type="string" table:style-name="ce6">
            <text:p>ул. Дачная</text:p>
          </table:table-cell>
          <table:table-cell table:number-columns-repeated="16379"/>
        </table:table-row>
        <table:table-row table:number-rows-repeated="10481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7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14:18:18Z</dc:date>
    <meta:print-date>2019-10-22T09:47:20Z</meta:print-date>
    <meta:editing-cycles>8</meta:editing-cycles>
    <meta:editing-duration>PT14038S</meta:editing-duration>
  </office:meta>
</office:document-meta>
</file>